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Module1.Run_at_open?language=Basic&amp;location=application" xlink:type="simple"/>
    </office:event-listeners>
  </office:scripts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4.866cm"/>
    </style:style>
    <style:style style:name="co2" style:family="table-column">
      <style:table-column-properties fo:break-before="auto" style:column-width="21.955cm"/>
    </style:style>
    <style:style style:name="co3" style:family="table-column">
      <style:table-column-properties fo:break-before="auto" style:column-width="14.4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ulukko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9ImbhL0yoZaNu%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2">
          <table:table-cell/>
          <table:table-cell office:value-type="string">
            <text:p>-/<text:tab/>ﾻ</text:p>
          </table:table-cell>
          <table:table-cell/>
        </table:table-row>
        <table:table-row table:style-name="ro1">
          <table:table-cell/>
          <table:table-cell office:value-type="string">
            <text:p>� �� �*� �� �<text:tab/>� �� ������������������`��<text:tab/>Taulukko1��<text:tab/>Taulukko2�:<text:tab/>Taulukko3�ff��T��j�b�(3���<text:tab/>�@@�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333333�?333333�?U}x}���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333333�?333333�?U}��P�H ��0�(<text:tab/>�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333333�?333333�?U}��P�H0��0�(<text:tab/>�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office:value-type="string">
            <text:p>�D��՜.��+</text:p>
          </table:table-cell>
          <table:table-cell office:value-type="string">
            <text:p>�\����Root Entry���������FWorkbook�����<text:tab/>CompObj��������(IOl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30">30.03.2020</text:date>, <text:time>17:51:04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0-03-30T17:51:03.90</dc:date>
    <meta:editing-duration>PT19M1S</meta:editing-duration>
    <meta:editing-cycles>63</meta:editing-cycles>
    <meta:document-statistic meta:table-count="1" meta:cell-count="8" meta:object-count="0"/>
  </office:meta>
</office:document-meta>
</file>